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middle" draw:auto-grow-height="false" fo:min-height="0.7cm" fo:min-width="5.4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155cm" draw:marker-end-width="0.155cm" draw:fill="none" draw:fill-color="#ffffff" draw:textarea-horizontal-align="left" draw:auto-grow-height="true" draw:auto-grow-width="false" fo:min-height="0.738cm" fo:min-width="0.383cm"/>
    </style:style>
    <style:style style:name="gr3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middle" draw:auto-grow-height="false" fo:min-height="0.7cm" fo:min-width="4.4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middle" draw:auto-grow-height="false" fo:min-height="0.7cm" fo:min-width="5.467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middle" draw:auto-grow-height="false" fo:min-height="0.7cm" fo:min-width="4.9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middle" draw:auto-grow-height="false" fo:min-height="0.406cm" fo:min-width="3.058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155cm" draw:marker-end-width="0.155cm" draw:fill-color="#ffffff" draw:textarea-horizontal-align="justify" draw:textarea-vertical-align="middle" draw:auto-grow-height="false" fo:min-height="0.7cm" fo:min-width="1.95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155cm" draw:marker-end="Rounded_20_short_20_Arrow" draw:marker-end-width="0.1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155cm" draw:marker-end-width="0.155cm" draw:fill-color="#ffffff" draw:textarea-horizontal-align="justify" draw:textarea-vertical-align="middle" draw:auto-grow-height="false" fo:min-height="0.701cm" fo:min-width="2.492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155cm" draw:marker-end-width="0.155cm" draw:fill-color="#ffffff" draw:textarea-horizontal-align="justify" draw:textarea-vertical-align="middle" draw:auto-grow-height="false" fo:min-height="1.79cm" fo:min-width="6.45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ourier 10 Pitch1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style:font-name="Courier 10 Pitch1"/>
    </style:style>
    <style:style style:name="T2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cm" svg:height="1cm" svg:x="5cm" svg:y="4cm">
            <text:p text:style-name="P1"><text:span text:style-name="T1">TOT =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6cm" svg:height="1cm" svg:x="5cm" svg:y="5.5cm">
            <text:p text:style-name="P1"><text:span text:style-name="T1">V =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4" draw:layer="layout" svg:width="0.883cm" svg:height="0.988cm" svg:x="10.217cm" svg:y="14.712cm">
            <draw:text-box>
              <text:p text:style-name="P3"><text:span text:style-name="T1">F</text:span></text:p>
            </draw:text-box>
          </draw:frame>
          <draw:frame draw:style-name="gr2" draw:text-style-name="P4" draw:layer="layout" svg:width="0.883cm" svg:height="0.988cm" svg:x="8.217cm" svg:y="9.112cm">
            <draw:text-box>
              <text:p text:style-name="P3"><text:span text:style-name="T1">V</text:span></text:p>
            </draw:text-box>
          </draw:frame>
          <draw:custom-shape draw:style-name="gr3" draw:text-style-name="P2" draw:layer="layout" svg:width="5cm" svg:height="1cm" svg:x="12cm" svg:y="11.9cm">
            <text:p text:style-name="P1"><text:span text:style-name="T1">NA = NA +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6.017cm" svg:height="1cm" svg:x="5cm" svg:y="14.5cm">
            <text:p text:style-name="P1"><text:span text:style-name="T1">TOT = TOT + 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6.017cm" svg:height="1cm" svg:x="5cm" svg:y="16cm">
            <text:p text:style-name="P1"><text:span text:style-name="T1">V = V +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.5cm" svg:height="1cm" svg:x="11.5cm" svg:y="8cm">
            <text:p text:style-name="P3"><text:span text:style-name="T1">MT = TOT / 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4cm" svg:height="1cm" svg:x="6cm" svg:y="1cm">
            <text:p text:style-name="P1"><text:span text:style-name="T1">início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6" draw:text-style-name="P2" draw:layer="layout" svg:width="4cm" svg:height="1cm" svg:x="19.7cm" svg:y="11.5cm">
            <text:p text:style-name="P1"><text:span text:style-name="T1">fim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7" draw:text-style-name="P6" draw:layer="layout" svg:width="5cm" svg:height="2cm" svg:x="5.5cm" svg:y="7.5cm">
            <text:p text:style-name="P3"><text:span text:style-name="T1">V &lt;= 50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8" draw:text-style-name="P7" draw:layer="layout" svg:x1="8cm" svg:y1="2cm" svg:x2="8cm" svg:y2="2.5cm">
            <text:p/>
          </draw:line>
          <draw:line draw:style-name="gr8" draw:text-style-name="P7" draw:layer="layout" svg:x1="8cm" svg:y1="5cm" svg:x2="8cm" svg:y2="5.5cm">
            <text:p/>
          </draw:line>
          <draw:line draw:style-name="gr8" draw:text-style-name="P7" draw:layer="layout" svg:x1="8cm" svg:y1="6.5cm" svg:x2="8cm" svg:y2="7.5cm">
            <text:p/>
          </draw:line>
          <draw:custom-shape draw:style-name="gr9" draw:text-style-name="P8" draw:layer="layout" svg:width="5cm" svg:height="1cm" svg:x="5.5cm" svg:y="10cm">
            <text:p text:style-name="P1"><text:span text:style-name="T1">M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8" draw:text-style-name="P7" draw:layer="layout" svg:x1="8cm" svg:y1="9.5cm" svg:x2="8cm" svg:y2="10cm">
            <text:p/>
          </draw:line>
          <draw:custom-shape draw:style-name="gr7" draw:text-style-name="P6" draw:layer="layout" svg:width="5cm" svg:height="2cm" svg:x="5.5cm" svg:y="11.5cm">
            <text:p text:style-name="P3"><text:span text:style-name="T1">M &gt;= 7.0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8" draw:text-style-name="P7" draw:layer="layout" svg:x1="8cm" svg:y1="11cm" svg:x2="8cm" svg:y2="11.5cm">
            <text:p/>
          </draw:line>
          <draw:line draw:style-name="gr8" draw:text-style-name="P7" draw:layer="layout" svg:x1="8cm" svg:y1="13.5cm" svg:x2="8cm" svg:y2="14.5cm">
            <text:p/>
          </draw:line>
          <draw:frame draw:style-name="gr2" draw:text-style-name="P4" draw:layer="layout" svg:width="0.883cm" svg:height="0.988cm" svg:x="9.717cm" svg:y="11.512cm">
            <draw:text-box>
              <text:p text:style-name="P3"><text:span text:style-name="T1">V</text:span></text:p>
            </draw:text-box>
          </draw:frame>
          <draw:line draw:style-name="gr8" draw:text-style-name="P7" draw:layer="layout" svg:x1="10.5cm" svg:y1="12.5cm" svg:x2="12cm" svg:y2="12.5cm">
            <text:p/>
          </draw:line>
          <draw:line draw:style-name="gr8" draw:text-style-name="P7" draw:layer="layout" svg:x1="8cm" svg:y1="15.5cm" svg:x2="8cm" svg:y2="16cm">
            <text:p/>
          </draw:line>
          <draw:polyline draw:style-name="gr8" draw:text-style-name="P7" draw:layer="layout" svg:width="3.999cm" svg:height="10.599cm" svg:x="4cm" svg:y="6.9cm" svg:viewBox="0 0 4000 10600" draw:points="4000,10100 4000,10600 0,10600 0,0 4000,0">
            <text:p/>
          </draw:polyline>
          <draw:polyline draw:style-name="gr8" draw:text-style-name="P7" draw:layer="layout" svg:width="6.599cm" svg:height="0.999cm" svg:x="8cm" svg:y="12.9cm" svg:viewBox="0 0 6600 1000" draw:points="6600,0 6600,1000 0,1000">
            <text:p/>
          </draw:polyline>
          <draw:line draw:style-name="gr8" draw:text-style-name="P7" draw:layer="layout" svg:x1="10.5cm" svg:y1="8.5cm" svg:x2="11.5cm" svg:y2="8.5cm">
            <text:p/>
          </draw:line>
          <draw:frame draw:style-name="gr2" draw:text-style-name="P4" draw:layer="layout" svg:width="0.883cm" svg:height="0.988cm" svg:x="10.4cm" svg:y="7.6cm">
            <draw:text-box>
              <text:p text:style-name="P3"><text:span text:style-name="T1">F</text:span></text:p>
            </draw:text-box>
          </draw:frame>
          <draw:frame draw:style-name="gr2" draw:text-style-name="P4" draw:layer="layout" svg:width="0.883cm" svg:height="0.988cm" svg:x="7.017cm" svg:y="13.4cm">
            <draw:text-box>
              <text:p text:style-name="P3"><text:span text:style-name="T1">F</text:span></text:p>
            </draw:text-box>
          </draw:frame>
          <draw:custom-shape draw:style-name="gr10" draw:text-style-name="P9" draw:layer="layout" svg:width="7cm" svg:height="2.6cm" svg:x="18cm" svg:y="8cm">
            <text:p text:style-name="P3"><text:span text:style-name="T2">"Média da turma = "+MT</text:span></text:p>
            <text:p text:style-name="P3"><text:span text:style-name="T2">"Número de aprovados = "+NA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8" draw:text-style-name="P7" draw:layer="layout" svg:x1="17cm" svg:y1="8.5cm" svg:x2="18cm" svg:y2="8.5cm">
            <text:p/>
          </draw:line>
          <draw:line draw:style-name="gr8" draw:text-style-name="P7" draw:layer="layout" svg:x1="21.6cm" svg:y1="10.4cm" svg:x2="21.577cm" svg:y2="11.49cm">
            <text:p/>
          </draw:line>
          <draw:custom-shape draw:style-name="gr1" draw:text-style-name="P2" draw:layer="layout" svg:width="6cm" svg:height="1cm" svg:x="5cm" svg:y="2.488cm">
            <text:p text:style-name="P1"><text:span text:style-name="T1">NA =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7" draw:layer="layout" svg:x1="8cm" svg:y1="3.488cm" svg:x2="8cm" svg:y2="3.98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00:19:27.865118829</meta:creation-date>
    <dc:date>2016-03-09T15:43:07.256072562</dc:date>
    <meta:editing-duration>PT53M15S</meta:editing-duration>
    <meta:editing-cycles>8</meta:editing-cycles>
    <meta:generator>LibreOffice/4.4.6.3$Linux_X86_64 LibreOffice_project/40m0$Build-3</meta:generator>
    <meta:document-statistic meta:object-count="33"/>
  </office:meta>
</office:document-meta>
</file>